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artUrlConfig.get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UrlConfig.addArgument( String name , String value , String 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artUrlConfig.getHeaderValue( String headerName , String multiPa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ultipartUrlConfig.MultipartUrl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UrlConfig.getHTTPFile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UrlConfig.getBound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UrlConfig.MultipartUrlConfig( String bound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partUrlConfig.parseArguments( String queryString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7">
            <text:p text:style-name="Table_20_Contents">17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MultipartUrlConfig.addNonEncodedArgument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ltipartUrlConfig.addArgument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